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04866FABA0B6C30CF0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margin-top="0.101cm" fo:margin-bottom="0.101cm" loext:contextual-spacing="false" fo:line-height="150%"/>
      <style:text-properties style:font-name="Liberation Serif"/>
    </style:style>
    <style:style style:name="P2" style:family="paragraph" style:parent-style-name="Standard">
      <style:paragraph-properties fo:margin-top="0.101cm" fo:margin-bottom="0.101cm" loext:contextual-spacing="false" fo:line-height="150%"/>
      <style:text-properties style:font-name="Liberation Serif" fo:font-weight="bold" style:font-weight-asian="bold" style:font-weight-complex="bold"/>
    </style:style>
    <style:style style:name="P3" style:family="paragraph" style:parent-style-name="Standard">
      <style:paragraph-properties fo:margin-top="0.101cm" fo:margin-bottom="0.101cm" loext:contextual-spacing="false" fo:line-height="150%" fo:text-align="center" style:justify-single-word="false"/>
      <style:text-properties style:font-name="Liberation Serif" fo:font-weight="bold" style:font-weight-asian="bold" style:font-weight-complex="bold"/>
    </style:style>
    <style:style style:name="P4" style:family="paragraph" style:parent-style-name="Standard">
      <loext:graphic-properties draw:fill="none"/>
      <style:paragraph-properties fo:margin-left="0.499cm" fo:margin-right="0.499cm" fo:margin-top="0.101cm" fo:margin-bottom="0.101cm" loext:contextual-spacing="false" fo:line-height="150%" fo:text-align="justify" style:justify-single-word="false" fo:text-indent="0cm" style:auto-text-indent="false" fo:background-color="transparent"/>
      <style:text-properties style:font-name="Liberation Serif"/>
    </style:style>
    <style:style style:name="P5" style:family="paragraph" style:parent-style-name="Standard" style:master-page-name="">
      <loext:graphic-properties draw:fill="none"/>
      <style:paragraph-properties fo:margin-left="0.499cm" fo:margin-right="0.499cm" fo:margin-top="0.101cm" fo:margin-bottom="0.101cm" loext:contextual-spacing="false" fo:line-height="150%" fo:text-align="justify" style:justify-single-word="false" fo:text-indent="0cm" style:auto-text-indent="false" style:page-number="auto" fo:background-color="transparent"/>
      <style:text-properties style:font-name="Liberation Serif"/>
    </style:style>
    <style:style style:name="T1" style:family="text">
      <style:text-properties officeooo:rsid="0019d3ba"/>
    </style:style>
    <style:style style:name="T2" style:family="text">
      <style:text-properties fo:color="#000000"/>
    </style:style>
    <style:style style:name="T3" style:family="text">
      <style:text-properties officeooo:rsid="001e44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yecto Programación Básica:<text:line-break/>Cadenas de Markov Chain Montecarlo (MCMC) con el método de Metropolis</text:p>
      <text:p text:style-name="P3">Prof. Alma González</text:p>
      <text:p text:style-name="P3">Equipo “tiro al blanco” por Diana Hernández Bustos y Diana Rosales Rosales</text:p>
      <text:p text:style-name="P1"/>
      <text:p text:style-name="P5"><text:span text:style-name="T1">El método de Montecarlo proporciona soluciones aproximadas a una gran variedad de problemas matemáticos posibilitando la realización de experimentos con muestreos de números pseudoaleatorios en una computadora. </text:span>Este método fue inventado con el objetivo de simular la naturaleza aleatoria de los procesos físicos reales. </text:p>
      <text:p text:style-name="P4">La importancia actual del método Montecarlo se basa en la existencia de problemas que tienen difícil solución por métodos exclusivamente analíticos o numéricos, pero que dependen de factores aleatorios o se pueden asociar a un modelo probabilística artificial (resolución de integrales de muchas variables, minimización de funciones, etc.). </text:p>
      <text:p text:style-name="P4">En la práctica este análisis consiste en ejecutar varias veces los diferentes sucesos variando aleatoriamente su valor en función de la función estadística que los define, dando como resultado un conjunto de valores finales. Este conjunto de valores permite calcular el valor medio y la variabilidad para el conjunto.</text:p>
      <text:p text:style-name="P4"><text:span text:style-name="T3">Dado un valor inicial, se construye una cadena de Markov a través de una densidad condicional la cual contiene una densidad invariante. La </text:span>propiedad de Markov se define matemáticamente de la siguiente forma:</text:p>
      <text:p text:style-name="P4"><draw:frame draw:style-name="fr1" draw:name="Image1" text:anchor-type="paragraph" svg:x="2.849cm" svg:y="0.45cm" svg:width="10.601cm" svg:height="1.02cm" draw:z-index="0"><draw:image xlink:href="Pictures/10000201000002EE0000004866FABA0B6C30CF0D.png" xlink:type="simple" xlink:show="embed" xlink:actuate="onLoad" loext:mime-type="image/x-vclgraphic"/></draw:frame></text:p>
      <text:p text:style-name="P4"/>
      <text:p text:style-name="P4"/>
      <text:p text:style-name="P4"><text:span text:style-name="T3">Los métodos de Montecarlo </text:span>se utilizan para calcular, aproximar y simular expresiones o sistemas matemáticos complejos y difíciles de evaluar mediante un sistema no determinista o estadístico numérico. </text:p>
      <text:p text:style-name="P4">En las estadísticas y en física estadística , el algoritmo de Metropolis-Hastings es una cadena de Markov Monte Carlo método para la obtención de una secuencia de (MCMC) muestras aleatorias a partir de unadistribución de probabilidad para el que el muestreo directo es difícil. Esta secuencia se puede utilizar para aproximar la distribución (es decir, para generar un histograma), o para calcular una integral (tal como un valor esperado ). Otros algoritmos MCMC Metropolis-Hastings y se utilizan generalmente para el muestreo de distribuciones <text:soft-page-break/>multi-dimensionales, especialmente cuando el número de dimensiones es alta. Para las distribuciones unidimensionales, otros métodos están generalmente disponibles (por ejemplo, rechazo de muestreo adaptativo ) que pueden volver directamente muestras independientes de la distribución, y están libres del problema de las muestras de auto-correlación que es inherente a los métodos MCMC.</text:p>
      <text:p text:style-name="P4">El nombre de Monte Carlo es en honor al casino de Monte Carlo en Mónaco ya que aquí, como en todos los casinos, se juega a juegos de azar.</text:p>
      <text:p text:style-name="P4">Los valores del algoritmo se van a repetir en ocasiones o modificarse muy poco durante pequeños intervalos de tiempo, pero de vez en cuando se producen saltos bruscos que permiten que el método recorra toda la función de probabilidad y no se quede estancada.</text:p>
      <text:p text:style-name="P4"/>
      <text:p text:style-name="P4">Estos métodos son muy buenos cuando necesitas un resultado aproximado, y sabes que obtener un resultado exacto no va a cambiar mucho el resultado final.</text:p>
      <text:p text:style-name="P4"/>
      <text:p text:style-name="P1"/>
      <text:p text:style-name="P1"/>
      <text:p text:style-name="P2">Bibliografía</text:p>
      <text:p text:style-name="P1">1. The Monte Carlo method or Metropolis algorithm. 1946</text:p>
      <text:p text:style-name="P1">2. The simplex method of linear programming. 1947</text:p>
      <text:p text:style-name="P1"><text:span text:style-name="T3">3. </text:span>Mackay, D.J.C.: Introduction to Monte Carlo Methods. Springer (198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3T09:18:42.650827660</meta:creation-date>
    <dc:date>2018-12-03T12:50:51.032835230</dc:date>
    <meta:editing-duration>PT4M5S</meta:editing-duration>
    <meta:editing-cycles>2</meta:editing-cycles>
    <meta:generator>LibreOffice/6.0.6.2$Linux_X86_64 LibreOffice_project/00$Build-2</meta:generator>
    <meta:document-statistic meta:table-count="0" meta:image-count="1" meta:object-count="0" meta:page-count="2" meta:paragraph-count="16" meta:word-count="491" meta:character-count="3244" meta:non-whitespace-character-count="2766"/>
  </office:meta>
</office:document-meta>
</file>